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2.54cm" svg:x2="0.635cm" svg:y2="8.255cm">
          <text:p text:style-name="P3"/>
        </draw:line>
        <draw:frame draw:style-name="gr3" draw:text-style-name="P4" draw:layer="layout" svg:width="6.35cm" svg:height="4.991cm" svg:x="0.635cm" svg:y="3.264cm">
          <draw:text-box>
            <text:p text:style-name="P3"><text:span text:style-name="T1">arrayOut</text:span></text:p>
            <text:p text:style-name="P3"><text:span text:style-name="T1">charIn</text:span></text:p>
            <text:p text:style-name="P3"><text:span text:style-name="T1">charOut</text:span></text:p>
            <text:p text:style-name="P3"><text:span text:style-name="T1">chars</text:span></text:p>
            <text:p text:style-name="P3"><text:span text:style-name="T1">close</text:span></text:p>
            <text:p text:style-name="P3"><text:span text:style-name="T1">lineIn</text:span></text:p>
            <text:p text:style-name="P3"><text:span text:style-name="T1">lineOut</text:span></text:p>
            <text:p text:style-name="P3"><text:span text:style-name="T1">lines</text:span></text:p>
            <text:p text:style-name="P3"><text:span text:style-name="T1">open</text:span></text:p>
            <text:p text:style-name="P3"><text:span text:style-name="T1">position</text:span></text:p>
          </draw:text-box>
        </draw:frame>
        <draw:line draw:style-name="gr2" draw:text-style-name="P2" draw:layer="layout" svg:x1="6.985cm" svg:y1="8.255cm" svg:x2="0.635cm" svg:y2="8.255cm">
          <text:p text:style-name="P3"/>
        </draw:line>
        <draw:custom-shape draw:style-name="gr1" draw:text-style-name="P1" draw:layer="layout" svg:width="6.35cm" svg:height="0.635cm" svg:x="0.635cm" svg:y="1.905cm">
          <text:p text:style-name="P1">OutputStream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3:50:17</dc:date>
    <dc:language>en-US</dc:language>
    <meta:editing-cycles>10</meta:editing-cycles>
    <meta:editing-duration>PT32M22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